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24fc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3bb7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545bc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e741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274036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1c607d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290a60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d61c2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f8109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90a60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ac068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c25f7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1f8109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b647e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c25f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1714f3" officeooo:paragraph-rsid="001714f3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fe99e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2fe99e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fe99e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1c607d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2fe99e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fe99e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31b609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32e40c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b647e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fe99e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0822a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c25f7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fe99e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1b609" officeooo:paragraph-rsid="0031b609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1b609" officeooo:paragraph-rsid="0034ac08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a417d"/>
    </style:style>
    <style:style style:name="T7" style:family="text">
      <style:text-properties fo:color="#c9211e" loext:opacity="100%" officeooo:rsid="001b992b"/>
    </style:style>
    <style:style style:name="T8" style:family="text">
      <style:text-properties fo:color="#c9211e" loext:opacity="100%" officeooo:rsid="001c607d"/>
    </style:style>
    <style:style style:name="T9" style:family="text">
      <style:text-properties fo:color="#c9211e" loext:opacity="100%" officeooo:rsid="001d61c2"/>
    </style:style>
    <style:style style:name="T10" style:family="text">
      <style:text-properties fo:color="#c9211e" loext:opacity="100%" officeooo:rsid="001dfb35"/>
    </style:style>
    <style:style style:name="T11" style:family="text">
      <style:text-properties fo:color="#c9211e" loext:opacity="100%" officeooo:rsid="001bb2c2"/>
    </style:style>
    <style:style style:name="T12" style:family="text">
      <style:text-properties fo:color="#c9211e" loext:opacity="100%" officeooo:rsid="00224fc2"/>
    </style:style>
    <style:style style:name="T13" style:family="text">
      <style:text-properties fo:color="#c9211e" loext:opacity="100%" officeooo:rsid="0023bb71"/>
    </style:style>
    <style:style style:name="T14" style:family="text">
      <style:text-properties fo:color="#c9211e" loext:opacity="100%" officeooo:rsid="0025bc18"/>
    </style:style>
    <style:style style:name="T15" style:family="text">
      <style:text-properties fo:color="#c9211e" loext:opacity="100%" officeooo:rsid="0026038f"/>
    </style:style>
    <style:style style:name="T16" style:family="text">
      <style:text-properties fo:color="#c9211e" loext:opacity="100%" officeooo:rsid="00274036"/>
    </style:style>
    <style:style style:name="T17" style:family="text">
      <style:text-properties fo:color="#c9211e" loext:opacity="100%" officeooo:rsid="002b647e"/>
    </style:style>
    <style:style style:name="T18" style:family="text">
      <style:text-properties fo:color="#c9211e" loext:opacity="100%" officeooo:rsid="0031b609"/>
    </style:style>
    <style:style style:name="T19" style:family="text">
      <style:text-properties fo:color="#c9211e" loext:opacity="100%" officeooo:rsid="0032e40c"/>
    </style:style>
    <style:style style:name="T20" style:family="text">
      <style:text-properties fo:color="#c9211e" loext:opacity="100%" officeooo:rsid="0034ac08"/>
    </style:style>
    <style:style style:name="T21" style:family="text">
      <style:text-properties fo:color="#c9211e" loext:opacity="100%" style:font-name="Futura Std Condensed "/>
    </style:style>
    <style:style style:name="T22" style:family="text">
      <style:text-properties fo:color="#c9211e" loext:opacity="100%" style:font-name="Futura Std Condensed " officeooo:rsid="0034ac08"/>
    </style:style>
    <style:style style:name="T23" style:family="text">
      <style:text-properties fo:color="#c9211e" loext:opacity="100%" style:font-name="Futura Std Condensed " officeooo:rsid="001d61c2"/>
    </style:style>
    <style:style style:name="T24" style:family="text">
      <style:text-properties fo:color="#3465a4" loext:opacity="100%"/>
    </style:style>
    <style:style style:name="T25" style:family="text">
      <style:text-properties fo:color="#3465a4" loext:opacity="100%" style:text-underline-style="solid" style:text-underline-width="auto" style:text-underline-color="font-color" officeooo:rsid="001d61c2"/>
    </style:style>
    <style:style style:name="T26" style:family="text">
      <style:text-properties fo:color="#3465a4" loext:opacity="100%" style:text-underline-style="solid" style:text-underline-width="auto" style:text-underline-color="font-color" officeooo:rsid="001b992b"/>
    </style:style>
    <style:style style:name="T27" style:family="text">
      <style:text-properties fo:color="#3465a4" loext:opacity="100%" style:text-underline-style="solid" style:text-underline-width="auto" style:text-underline-color="font-color" officeooo:rsid="00224fc2"/>
    </style:style>
    <style:style style:name="T28" style:family="text">
      <style:text-properties fo:color="#3465a4" loext:opacity="100%" style:text-underline-style="solid" style:text-underline-width="auto" style:text-underline-color="font-color" officeooo:rsid="0025bc18"/>
    </style:style>
    <style:style style:name="T29" style:family="text">
      <style:text-properties fo:color="#3465a4" loext:opacity="100%" style:text-underline-style="solid" style:text-underline-width="auto" style:text-underline-color="font-color" officeooo:rsid="0031b609"/>
    </style:style>
    <style:style style:name="T30" style:family="text">
      <style:text-properties fo:color="#3465a4" loext:opacity="100%" officeooo:rsid="00224fc2"/>
    </style:style>
    <style:style style:name="T31" style:family="text">
      <style:text-properties fo:color="#3465a4" loext:opacity="100%" officeooo:rsid="0023bb71"/>
    </style:style>
    <style:style style:name="T32" style:family="text">
      <style:text-properties fo:color="#3465a4" loext:opacity="100%" officeooo:rsid="002545bc"/>
    </style:style>
    <style:style style:name="T33" style:family="text">
      <style:text-properties fo:color="#3465a4" loext:opacity="100%" officeooo:rsid="0025bc18"/>
    </style:style>
    <style:style style:name="T34" style:family="text">
      <style:text-properties fo:color="#3465a4" loext:opacity="100%" officeooo:rsid="0025dcb4"/>
    </style:style>
    <style:style style:name="T35" style:family="text">
      <style:text-properties fo:color="#3465a4" loext:opacity="100%" officeooo:rsid="0026038f"/>
    </style:style>
    <style:style style:name="T36" style:family="text">
      <style:text-properties fo:color="#3465a4" loext:opacity="100%" officeooo:rsid="00274036"/>
    </style:style>
    <style:style style:name="T37" style:family="text">
      <style:text-properties fo:color="#3465a4" loext:opacity="100%" officeooo:rsid="002ac068"/>
    </style:style>
    <style:style style:name="T38" style:family="text">
      <style:text-properties fo:color="#3465a4" loext:opacity="100%" officeooo:rsid="001a417d"/>
    </style:style>
    <style:style style:name="T39" style:family="text">
      <style:text-properties fo:color="#3465a4" loext:opacity="100%" officeooo:rsid="0031b609"/>
    </style:style>
    <style:style style:name="T40" style:family="text">
      <style:text-properties fo:color="#3465a4" loext:opacity="100%" officeooo:rsid="0032e40c"/>
    </style:style>
    <style:style style:name="T41" style:family="text">
      <style:text-properties fo:color="#3465a4" loext:opacity="100%" officeooo:rsid="0034ac08"/>
    </style:style>
    <style:style style:name="T42" style:family="text">
      <style:text-properties officeooo:rsid="00185842"/>
    </style:style>
    <style:style style:name="T43" style:family="text">
      <style:text-properties style:text-position="super 58%"/>
    </style:style>
    <style:style style:name="T44" style:family="text">
      <style:text-properties style:text-position="super 58%" officeooo:rsid="00185842"/>
    </style:style>
    <style:style style:name="T45" style:family="text">
      <style:text-properties officeooo:rsid="001a417d"/>
    </style:style>
    <style:style style:name="T46" style:family="text">
      <style:text-properties officeooo:rsid="001b992b"/>
    </style:style>
    <style:style style:name="T47" style:family="text">
      <style:text-properties officeooo:rsid="001bb2c2"/>
    </style:style>
    <style:style style:name="T48" style:family="text">
      <style:text-properties officeooo:rsid="001c607d"/>
    </style:style>
    <style:style style:name="T49" style:family="text">
      <style:text-properties officeooo:rsid="001d61c2"/>
    </style:style>
    <style:style style:name="T50" style:family="text">
      <style:text-properties officeooo:rsid="001dfb35"/>
    </style:style>
    <style:style style:name="T51" style:family="text">
      <style:text-properties officeooo:rsid="00224fc2"/>
    </style:style>
    <style:style style:name="T52" style:family="text">
      <style:text-properties officeooo:rsid="0023bb71"/>
    </style:style>
    <style:style style:name="T53" style:family="text">
      <style:text-properties officeooo:rsid="0025bc18"/>
    </style:style>
    <style:style style:name="T54" style:family="text">
      <style:text-properties officeooo:rsid="0025dcb4"/>
    </style:style>
    <style:style style:name="T55" style:family="text">
      <style:text-properties officeooo:rsid="0026038f"/>
    </style:style>
    <style:style style:name="T56" style:family="text">
      <style:text-properties fo:color="#00a933" loext:opacity="100%" officeooo:rsid="0026038f"/>
    </style:style>
    <style:style style:name="T57" style:family="text">
      <style:text-properties fo:color="#00a933" loext:opacity="100%" officeooo:rsid="0026e741"/>
    </style:style>
    <style:style style:name="T58" style:family="text">
      <style:text-properties officeooo:rsid="00274036"/>
    </style:style>
    <style:style style:name="T59" style:family="text">
      <style:text-properties officeooo:rsid="002ac068"/>
    </style:style>
    <style:style style:name="T60" style:family="text">
      <style:text-properties officeooo:rsid="002b647e"/>
    </style:style>
    <style:style style:name="T61" style:family="text">
      <style:text-properties officeooo:rsid="002fe99e"/>
    </style:style>
    <style:style style:name="T62" style:family="text">
      <style:text-properties officeooo:rsid="00317060"/>
    </style:style>
    <style:style style:name="T63" style:family="text">
      <style:text-properties officeooo:rsid="0031b609"/>
    </style:style>
    <style:style style:name="T64" style:family="text">
      <style:text-properties style:text-position="0% 100%"/>
    </style:style>
    <style:style style:name="T65" style:family="text">
      <style:text-properties fo:color="#3faf46" loext:opacity="100%" officeooo:rsid="0032e40c"/>
    </style:style>
    <style:style style:name="T66" style:family="text">
      <style:text-properties fo:color="#3faf46" loext:opacity="100%" officeooo:rsid="0034ac08"/>
    </style:style>
    <style:style style:name="T67" style:family="text">
      <style:text-properties officeooo:rsid="0032e40c"/>
    </style:style>
    <style:style style:name="T68" style:family="text">
      <style:text-properties officeooo:rsid="0034ac08"/>
    </style:style>
    <style:style style:name="T69" style:family="text">
      <style:text-properties style:font-name="Futura Std Condensed "/>
    </style:style>
    <style:style style:name="T70" style:family="text">
      <style:text-properties style:font-name="Futura Std Condensed " officeooo:rsid="0034a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"/>
      <text:p text:style-name="P21">(1st on top then next one under it, etc…)</text:p>
      <text:p text:style-name="P22">(what’s not animated should stay as is in the shader)</text:p>
      <text:p text:style-name="P22"/>
      <text:p text:style-name="P22"/>
      <text:p text:style-name="P22"/>
      <text:p text:style-name="P1"/>
      <text:p text:style-name="P2"><text:span text:style-name="T42">1</text:span><text:span text:style-name="T44">st</text:span><text:span text:style-name="T42"> </text:span>set:</text:p>
      <text:p text:style-name="P4"><text:tab/>1 – AccurateCRT <text:span text:style-name="T48">(</text:span><text:span text:style-name="T13">Mask Type </text:span><text:span text:style-name="T30">FR (</text:span><text:span text:style-name="T27">full range</text:span><text:span text:style-name="T30"> of values already predefined in the shader)</text:span><text:span text:style-name="T52">, </text:span><text:span text:style-name="T8">Hard Bloom Scan </text:span><text:span text:style-name="T30">FR</text:span><text:span text:style-name="T48">, </text:span><text:span text:style-name="T12">Hard Bloom Pix</text:span><text:span text:style-name="T8"> </text:span><text:span text:style-name="T30">FR</text:span><text:span text:style-name="T51">, </text:span><text:span text:style-name="T8">Blood Amount </text:span><text:span text:style-name="T30">FR</text:span><text:span text:style-name="T48">, </text:span><text:span text:style-name="T8">Mask Dark</text:span><text:span text:style-name="T48"> </text:span><text:span text:style-name="T30">FR </text:span><text:span text:style-name="T48">and </text:span><text:span text:style-name="T8">Mask Light</text:span><text:span text:style-name="T48"> </text:span><text:span text:style-name="T30">FR </text:span><text:span text:style-name="T48">can be animated)</text:span></text:p>
      <text:p text:style-name="P3"><text:tab/>2 – Glitch (<text:span text:style-name="T3">all params</text:span> <text:span text:style-name="T30">FR </text:span>can be animated)</text:p>
      <text:p text:style-name="P2"/>
      <text:p text:style-name="P5"><text:span text:style-name="T42">2</text:span><text:span text:style-name="T44">nd</text:span><text:span text:style-name="T42"> </text:span>set:</text:p>
      <text:p text:style-name="P24"><text:tab/><text:span text:style-name="T61">1</text:span><text:span text:style-name="T42"> – Glitch_Effect_B (</text:span><text:span text:style-name="T5">all params</text:span><text:span text:style-name="T32"> </text:span><text:span text:style-name="T30">FR</text:span><text:span text:style-name="T32"> </text:span><text:span text:style-name="T33">(except </text:span><text:span text:style-name="T28">Shake Block Size</text:span><text:span text:style-name="T33"> up to 75 and </text:span><text:span text:style-name="T28">Shake Color Rate</text:span><text:span text:style-name="T33"> up to 0,02) </text:span><text:span text:style-name="T42">can be animated)</text:span></text:p>
      <text:p text:style-name="P6"><text:tab/>2 – VHS <text:span text:style-name="T1">(all</text:span><text:span text:style-name="T4"> params</text:span><text:span text:style-name="T1"> </text:span><text:span text:style-name="T30">FR </text:span><text:span text:style-name="T1">can be animated)</text:span></text:p>
      <text:p text:style-name="P24"><text:tab/><text:span text:style-name="T61">3</text:span> – Grain (<text:span text:style-name="T3">Grain Amount</text:span> <text:span text:style-name="T30">FR </text:span>and <text:span text:style-name="T3">Lum Amount</text:span> <text:span text:style-name="T31">up to 1,8</text:span><text:span text:style-name="T52"> </text:span>can be animated)</text:p>
      <text:p text:style-name="P5"/>
      <text:p text:style-name="P25">3<text:span text:style-name="T43">rd</text:span> set:</text:p>
      <text:p text:style-name="P27"><text:tab/><text:span text:style-name="T61">1</text:span><text:span text:style-name="T46"> – NTSC (</text:span><text:span text:style-name="T7">all params</text:span><text:span text:style-name="T46"> </text:span><text:span text:style-name="T30">FR </text:span><text:span text:style-name="T46">can be animated </text:span><text:span text:style-name="T26">except Grain Tex</text:span><text:span text:style-name="T46">)</text:span></text:p>
      <text:p text:style-name="P8"><text:tab/>2 – Glitch_Effect_A (<text:span text:style-name="T3">Roll Speed </text:span><text:span text:style-name="T34">FR</text:span>, <text:span text:style-name="T3">Roll size </text:span><text:span text:style-name="T34">the bigger the Roll Speed the smaller the Roll Size</text:span>, <text:span text:style-name="T3">Roll Variation </text:span><text:span text:style-name="T30">FR</text:span>, <text:span text:style-name="T54">Distort Intensity </text:span><text:span text:style-name="T30">FR</text:span><text:span text:style-name="T51">,</text:span><text:span text:style-name="T30"> </text:span><text:span text:style-name="T3">Static Noise Intensity </text:span><text:span text:style-name="T34">0,05 up to FR</text:span>, <text:span text:style-name="T3">Aberration</text:span><text:span text:style-name="T24"> -</text:span><text:span text:style-name="T34">0</text:span><text:span text:style-name="T24">,</text:span><text:span text:style-name="T34">2 up to 0,2 </text:span><text:span text:style-name="T56">(starting value: 0)</text:span>, <text:span text:style-name="T3">Brightness </text:span><text:span text:style-name="T24">-</text:span><text:span text:style-name="T34">0,1 up to FR </text:span><text:span text:style-name="T56">(starting value: </text:span><text:span text:style-name="T57">1</text:span><text:span text:style-name="T56">)</text:span>, <text:span text:style-name="T3">Saturation </text:span><text:span text:style-name="T30">FR </text:span><text:span text:style-name="T56">(starting value: 0)</text:span>, <text:span text:style-name="T3">Contrast</text:span> <text:span text:style-name="T34">0,1 up to FR </text:span><text:span text:style-name="T56">(starting value: </text:span><text:span text:style-name="T57">1</text:span><text:span text:style-name="T56">)</text:span><text:span text:style-name="T54">,</text:span> <text:span text:style-name="T3">Vignette Intensity</text:span> <text:span text:style-name="T30">FR </text:span><text:span text:style-name="T55">and </text:span><text:span text:style-name="T15">Vignette Opacity</text:span><text:span text:style-name="T55"> </text:span><text:span text:style-name="T35">up to 0,25</text:span><text:span text:style-name="T55"> </text:span>can be animated)</text:p>
      <text:p text:style-name="P26"><text:tab/><text:span text:style-name="T61">3</text:span><text:span text:style-name="T45"> – Simple_Glitch (</text:span><text:span text:style-name="T7">Noise quality </text:span><text:span text:style-name="T33">0,001 up to 250 (0 is funny but not really usable)</text:span><text:span text:style-name="T46">, </text:span><text:span text:style-name="T7">Noise Intensity</text:span><text:span text:style-name="T46"> </text:span><text:span text:style-name="T30">FR </text:span><text:span text:style-name="T46">and </text:span><text:span text:style-name="T7">Color Offset </text:span><text:span text:style-name="T14">Intensity</text:span><text:span text:style-name="T53"> </text:span><text:span text:style-name="T30">FR </text:span><text:span text:style-name="T45">can be animated)</text:span></text:p>
      <text:p text:style-name="P7"/>
      <text:p text:style-name="P9">4<text:span text:style-name="T43">th</text:span> set:</text:p>
      <text:p text:style-name="P10"><text:tab/>1 – VHSPause (<text:span text:style-name="T3">Shake Amount X</text:span> <text:span text:style-name="T34">FR </text:span>and <text:span text:style-name="T3">Shake Amount Y</text:span> <text:span text:style-name="T34">FR </text:span>can be animated)</text:p>
      <text:p text:style-name="P10"><text:tab/><text:span text:style-name="T48">2 – CRT2 (</text:span><text:span text:style-name="T16">Mask Type </text:span><text:span text:style-name="T34">FR</text:span><text:span text:style-name="T58">, </text:span><text:span text:style-name="T8">Hard Scan </text:span><text:span text:style-name="T34">FR</text:span><text:span text:style-name="T48">, </text:span><text:span text:style-name="T16">Hard Pix</text:span><text:span text:style-name="T58"> </text:span><text:span text:style-name="T34">FR</text:span><text:span text:style-name="T54">,</text:span><text:span text:style-name="T34"> </text:span><text:span text:style-name="T16">Bloom Amount</text:span><text:span text:style-name="T36"> </text:span><text:span text:style-name="T34">FR</text:span><text:span text:style-name="T54">,</text:span><text:span text:style-name="T34"> </text:span><text:span text:style-name="T8">Mask Dark</text:span><text:span text:style-name="T48"> </text:span><text:span text:style-name="T36">0,25 up to FR</text:span><text:span text:style-name="T34"> </text:span><text:span text:style-name="T48">and </text:span><text:span text:style-name="T8">Mask Light</text:span><text:span text:style-name="T48"> </text:span><text:span text:style-name="T34">FR </text:span><text:span text:style-name="T48">can be animated)</text:span></text:p>
      <text:p text:style-name="P9"/>
      <text:p text:style-name="P11">5<text:span text:style-name="T43">th</text:span> set:</text:p>
      <text:p text:style-name="P29"><text:tab/><text:span text:style-name="T61">1</text:span><text:span text:style-name="T49"> – TV (</text:span><text:span text:style-name="T17">a</text:span><text:span text:style-name="T9">ll params</text:span><text:span text:style-name="T49"> </text:span><text:span text:style-name="T34">FR </text:span><text:span text:style-name="T49">can be animated </text:span><text:span text:style-name="T25">except Scanlines Opt</text:span><text:span text:style-name="T49">)</text:span></text:p>
      <text:p text:style-name="P12"><text:tab/><text:span text:style-name="T49">2 – Grain (</text:span><text:span text:style-name="T9">Grain Amount</text:span><text:span text:style-name="T49"> </text:span><text:span text:style-name="T34">FR </text:span><text:span text:style-name="T49">and </text:span><text:span text:style-name="T9">Lum Amount</text:span><text:span text:style-name="T49"> </text:span><text:span text:style-name="T34">FR </text:span><text:span text:style-name="T49">can be animated)</text:span></text:p>
      <text:p text:style-name="P29"><text:tab/><text:span text:style-name="T61">3</text:span> – NTSCBasic (<text:span text:style-name="T3">bleeding</text:span> <text:span text:style-name="T34">FR </text:span>and <text:span text:style-name="T3">Fringing</text:span> <text:span text:style-name="T34">FR </text:span>can be animated)</text:p>
      <text:p text:style-name="P11"/>
      <text:p text:style-name="P13">6<text:span text:style-name="T43">th</text:span> set:</text:p>
      <text:p text:style-name="P15"><text:tab/><text:span text:style-name="T50">1 – NTSC (</text:span><text:span text:style-name="T7">all params</text:span><text:span text:style-name="T46"> </text:span><text:span text:style-name="T34">FR </text:span><text:span text:style-name="T46">can be animated </text:span><text:span text:style-name="T26">except Grain Tex</text:span><text:span text:style-name="T46">)</text:span></text:p>
      <text:p text:style-name="P16"><text:tab/><text:span text:style-name="T61">2</text:span><text:span text:style-name="T50"> – Dithering (</text:span><text:span text:style-name="T10">Color Factor</text:span><text:span text:style-name="T50"> </text:span><text:span text:style-name="T37">1 up to FR</text:span><text:span text:style-name="T59"> </text:span><text:span text:style-name="T50">and </text:span><text:span text:style-name="T10">Dithering Strength</text:span><text:span text:style-name="T50"> </text:span><text:span text:style-name="T34">FR </text:span><text:span text:style-name="T50">can be animated)</text:span></text:p>
      <text:p text:style-name="P30"><text:tab/><text:span text:style-name="T61">3 </text:span><text:span text:style-name="T50">– Sharpness (</text:span><text:span text:style-name="T34">FR </text:span><text:span text:style-name="T50">can be animated)</text:span></text:p>
      <text:p text:style-name="P30"><text:soft-page-break/></text:p>
      <text:p text:style-name="P18">7<text:span text:style-name="T43">th</text:span> set:</text:p>
      <text:p text:style-name="P19"><text:tab/><text:span text:style-name="T60">1</text:span><text:span text:style-name="T49"> – TV (</text:span><text:span text:style-name="T17">a</text:span><text:span text:style-name="T9">ll params</text:span><text:span text:style-name="T49"> </text:span><text:span text:style-name="T34">FR </text:span><text:span text:style-name="T49">can be animated </text:span><text:span text:style-name="T25">except Scanlines Opt</text:span><text:span text:style-name="T49">)</text:span></text:p>
      <text:p text:style-name="P19"><text:tab/><text:span text:style-name="T60">2</text:span><text:span text:style-name="T50"> – Sharpness (</text:span><text:span text:style-name="T34">FR </text:span><text:span text:style-name="T50">can be animated)</text:span></text:p>
      <text:p text:style-name="P19"><text:tab/><text:span text:style-name="T60">3</text:span> – Blur (<text:span text:style-name="T34">FR </text:span>can be animated)</text:p>
      <text:p text:style-name="P18"/>
      <text:p text:style-name="P18">8<text:span text:style-name="T43">th</text:span> set:</text:p>
      <text:p text:style-name="P19"><text:tab/>1 <text:span text:style-name="T2">– VHS </text:span><text:span text:style-name="T1">(</text:span><text:span text:style-name="T4">all params</text:span><text:span text:style-name="T1"> </text:span><text:span text:style-name="T34">FR </text:span><text:span text:style-name="T1">can be animated)</text:span></text:p>
      <text:p text:style-name="P34"><text:tab/><text:span text:style-name="T61">2</text:span><text:span text:style-name="T60"> </text:span><text:span text:style-name="T49">– Grain (</text:span><text:span text:style-name="T9">Grain Amount</text:span><text:span text:style-name="T49"> </text:span><text:span text:style-name="T34">FR </text:span><text:span text:style-name="T49">and </text:span><text:span text:style-name="T9">Lum Amount</text:span><text:span text:style-name="T49"> </text:span><text:span text:style-name="T34">FR </text:span><text:span text:style-name="T49">can be animated)</text:span></text:p>
      <text:p text:style-name="P17"><text:span text:style-name="T50"><text:tab/></text:span><text:span text:style-name="T61">3</text:span><text:span text:style-name="T50"> – Dithering (</text:span><text:span text:style-name="T10">Color Factor</text:span><text:span text:style-name="T50"> </text:span><text:span text:style-name="T34">FR </text:span><text:span text:style-name="T50">and </text:span><text:span text:style-name="T10">Dithering Strength</text:span><text:span text:style-name="T50"> </text:span><text:span text:style-name="T34">FR </text:span><text:span text:style-name="T50">can be animated)</text:span></text:p>
      <text:p text:style-name="P14"/>
      <text:p text:style-name="P35">9<text:span text:style-name="T43">th</text:span> set:</text:p>
      <text:p text:style-name="P37"><text:tab/><text:span text:style-name="T61">1</text:span><text:span text:style-name="T42"> – Glitch_Effect_B (</text:span><text:span text:style-name="T5">all params</text:span><text:span text:style-name="T42"> </text:span><text:span text:style-name="T34">FR </text:span><text:span text:style-name="T33">(except </text:span><text:span text:style-name="T28">Shake Block Size</text:span><text:span text:style-name="T33"> up to 75 and </text:span><text:span text:style-name="T28">Shake Color Rate</text:span><text:span text:style-name="T33"> up to 0,02) </text:span><text:span text:style-name="T42">can be animated)</text:span></text:p>
      <text:p text:style-name="P20"><text:tab/><text:span text:style-name="T61">2</text:span><text:span text:style-name="T47"> – VHSPause (</text:span><text:span text:style-name="T11">Shake Amount X</text:span><text:span text:style-name="T47"> </text:span><text:span text:style-name="T34">FR </text:span><text:span text:style-name="T47">and </text:span><text:span text:style-name="T11">Shake Amount Y</text:span><text:span text:style-name="T47"> </text:span><text:span text:style-name="T34">FR </text:span><text:span text:style-name="T47">can be animated)</text:span></text:p>
      <text:p text:style-name="P20"/>
      <text:p text:style-name="P35">10<text:span text:style-name="T43">th</text:span> set:</text:p>
      <text:p text:style-name="P37"><text:tab/><text:span text:style-name="T62">1</text:span><text:span text:style-name="T49"> – TV (</text:span><text:span text:style-name="T7">all params</text:span><text:span text:style-name="T49"> can be animated </text:span><text:span text:style-name="T25">except Scanlines Opt</text:span><text:span text:style-name="T49">)</text:span></text:p>
      <text:p text:style-name="P37"><text:tab/><text:span text:style-name="T62">2</text:span><text:span text:style-name="T50"> – NTSC (</text:span><text:span text:style-name="T7">all params</text:span><text:span text:style-name="T46"> </text:span><text:span text:style-name="T34">FR </text:span><text:span text:style-name="T46">can be animated </text:span><text:span text:style-name="T26">except Grain Tex</text:span><text:span text:style-name="T46">)</text:span></text:p>
      <text:p text:style-name="P37"><text:tab/>3<text:span text:style-name="T60"> </text:span><text:span text:style-name="T49">– Grain (</text:span><text:span text:style-name="T9">Grain Amount</text:span><text:span text:style-name="T49"> </text:span><text:span text:style-name="T34">FR </text:span><text:span text:style-name="T49">and </text:span><text:span text:style-name="T9">Lum Amount</text:span><text:span text:style-name="T49"> </text:span><text:span text:style-name="T34">FR </text:span><text:span text:style-name="T49">can be animated)</text:span></text:p>
      <text:p text:style-name="P37"><text:tab/><text:span text:style-name="T62">4</text:span><text:span text:style-name="T42"> – Glitch_Effect_B (</text:span><text:span text:style-name="T5">all params</text:span><text:span text:style-name="T42"> </text:span><text:span text:style-name="T34">FR </text:span><text:span text:style-name="T33">(except </text:span><text:span text:style-name="T28">Shake Block Size</text:span><text:span text:style-name="T33"> up to 75 and </text:span><text:span text:style-name="T28">Shake Color Rate</text:span><text:span text:style-name="T33"> up to 0,02) </text:span><text:span text:style-name="T42">can be animated)</text:span></text:p>
      <text:p text:style-name="P20"><text:tab/><text:span text:style-name="T62">5</text:span><text:span text:style-name="T45"> – Glitch_Effect_A (</text:span><text:span text:style-name="T6">Roll Speed </text:span><text:span text:style-name="T34">FR</text:span><text:span text:style-name="T45">, </text:span><text:span text:style-name="T6">Roll size </text:span><text:span text:style-name="T34">the bigger the Roll Speed the smaller the Roll Size</text:span><text:span text:style-name="T45">, </text:span><text:span text:style-name="T6">Roll Variation </text:span><text:span text:style-name="T30">FR</text:span><text:span text:style-name="T45">, </text:span><text:span text:style-name="T54">Distort Intensity </text:span><text:span text:style-name="T30">FR</text:span><text:span text:style-name="T51">,</text:span><text:span text:style-name="T30"> </text:span><text:span text:style-name="T6">Static Noise Intensity </text:span><text:span text:style-name="T34">0,05 up to FR</text:span><text:span text:style-name="T45">, </text:span><text:span text:style-name="T6">Aberration</text:span><text:span text:style-name="T38"> -</text:span><text:span text:style-name="T34">0</text:span><text:span text:style-name="T38">,</text:span><text:span text:style-name="T34">2 up to 0,2 </text:span><text:span text:style-name="T56">(starting value: 0)</text:span><text:span text:style-name="T45">, </text:span><text:span text:style-name="T6">Brightness </text:span><text:span text:style-name="T38">-</text:span><text:span text:style-name="T34">0,1 up to FR </text:span><text:span text:style-name="T56">(starting value: </text:span><text:span text:style-name="T57">1</text:span><text:span text:style-name="T56">)</text:span><text:span text:style-name="T45">, </text:span><text:span text:style-name="T6">Saturation </text:span><text:span text:style-name="T30">FR </text:span><text:span text:style-name="T56">(starting value: 0)</text:span><text:span text:style-name="T45">, </text:span><text:span text:style-name="T6">Contrast</text:span><text:span text:style-name="T45"> </text:span><text:span text:style-name="T34">0,1 up to FR </text:span><text:span text:style-name="T56">(starting value: </text:span><text:span text:style-name="T57">1</text:span><text:span text:style-name="T56">)</text:span><text:span text:style-name="T54">,</text:span><text:span text:style-name="T45"> </text:span><text:span text:style-name="T6">Vignette Intensity</text:span><text:span text:style-name="T45"> </text:span><text:span text:style-name="T30">FR </text:span><text:span text:style-name="T55">and </text:span><text:span text:style-name="T15">Vignette Opacity</text:span><text:span text:style-name="T55"> </text:span><text:span text:style-name="T35">up to 0,25</text:span><text:span text:style-name="T55"> </text:span><text:span text:style-name="T45">can be animated)</text:span></text:p>
      <text:p text:style-name="P20"/>
      <text:p text:style-name="P39">11<text:span text:style-name="T43">th</text:span> set <text:span text:style-name="T23">/!</text:span><text:span text:style-name="T22">\ <text:s/>This set drains the frame rate massively. If it can’t be fixed then we’ll never use it <text:s/></text:span><text:span text:style-name="T23">/!</text:span><text:span text:style-name="T22">\ </text:span>:</text:p>
      <text:p text:style-name="P38"><text:tab/>1<text:span text:style-name="T48"> – CRT2 (</text:span><text:span text:style-name="T16">Mask Type </text:span><text:span text:style-name="T34">FR</text:span><text:span text:style-name="T58">, </text:span><text:span text:style-name="T8">Hard Scan </text:span><text:span text:style-name="T34">FR</text:span><text:span text:style-name="T48">, </text:span><text:span text:style-name="T16">Hard Pix</text:span><text:span text:style-name="T58"> </text:span><text:span text:style-name="T34">FR</text:span><text:span text:style-name="T54">,</text:span><text:span text:style-name="T34"> </text:span><text:span text:style-name="T16">Bloom Amount</text:span><text:span text:style-name="T36"> </text:span><text:span text:style-name="T34">FR</text:span><text:span text:style-name="T54">,</text:span><text:span text:style-name="T34"> </text:span><text:span text:style-name="T8">Mask Dark</text:span><text:span text:style-name="T48"> </text:span><text:span text:style-name="T36">0,25 up to FR</text:span><text:span text:style-name="T34"> </text:span><text:span text:style-name="T48">and </text:span><text:span text:style-name="T8">Mask Light</text:span><text:span text:style-name="T48"> </text:span><text:span text:style-name="T34">FR </text:span><text:span text:style-name="T48">can be animated)</text:span></text:p>
      <text:p text:style-name="P31"><text:span text:style-name="T50"><text:tab/></text:span><text:span text:style-name="T63">2</text:span><text:span text:style-name="T50"> – Dithering (</text:span><text:span text:style-name="T10">Color Factor</text:span><text:span text:style-name="T50"> </text:span><text:span text:style-name="T34">FR </text:span><text:span text:style-name="T50">and </text:span><text:span text:style-name="T10">Dithering Strength</text:span><text:span text:style-name="T50"> </text:span><text:span text:style-name="T34">FR </text:span><text:span text:style-name="T50">can be animated)</text:span></text:p>
      <text:p text:style-name="P31"><text:tab/><text:span text:style-name="T63">3 – BetterCC (</text:span><text:span text:style-name="T18">Shadows</text:span><text:span text:style-name="T63"> </text:span><text:span text:style-name="T39">from 0,25 up to 0,75</text:span><text:span text:style-name="T63">, </text:span><text:span text:style-name="T18">Midtones</text:span><text:span text:style-name="T63"> </text:span><text:span text:style-name="T39">from 0,25 up to 0,75</text:span><text:span text:style-name="T63">, </text:span><text:span text:style-name="T18">Hilights</text:span><text:span text:style-name="T63"> </text:span><text:span text:style-name="T39">from 0,25 up to 0,75</text:span><text:span text:style-name="T63"> and </text:span><text:span text:style-name="T29">all use an alpha at 1.0</text:span><text:span text:style-name="T63">) </text:span><text:span text:style-name="T67">We’ll set a value following these rules and apply them gradually which isn’t an option included originally in the shader.</text:span></text:p>
      <text:p text:style-name="P32"><text:tab/><text:span text:style-name="T67">4 – B&amp;W (</text:span><text:span text:style-name="T19">Contrast</text:span><text:span text:style-name="T67"> </text:span><text:span text:style-name="T40">from 0,1 up to FR</text:span><text:span text:style-name="T67"> </text:span><text:span text:style-name="T65">(starting value: 1)</text:span><text:span text:style-name="T67">, </text:span><text:span text:style-name="T19">Brightness</text:span><text:span text:style-name="T67"> </text:span><text:span text:style-name="T40">from -0,8 up to 0,8</text:span><text:span text:style-name="T67"> </text:span><text:span text:style-name="T65">(starting value: 0)</text:span></text:p>
      <text:p text:style-name="P32"><text:span text:style-name="T67"><text:tab/></text:span><text:span text:style-name="T68">5 – SimpleGrain (</text:span><text:span text:style-name="T20">all params</text:span><text:span text:style-name="T68"> </text:span><text:span text:style-name="T41">from 0,01 up to FR</text:span><text:span text:style-name="T68">)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3-14T17:36:15.503000000</dc:date>
    <meta:editing-duration>PT1H7M29S</meta:editing-duration>
    <meta:editing-cycles>10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8" meta:word-count="696" meta:character-count="3759" meta:non-whitespace-character-count="3041"/>
  </office:meta>
</office:document-meta>
</file>